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(t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I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786323.61703618" calcext:value-type="float">
            <text:p>-2786323.61703618</text:p>
          </table:table-cell>
          <table:table-cell office:value-type="float" office:value="2113650" calcext:value-type="float">
            <text:p>2113650</text:p>
          </table:table-cell>
          <table:table-cell table:formula="of:=-2*[.C2]+([.B2]*LOG([.D2]))" office:value-type="float" office:value="5572666.20917158" calcext:value-type="float">
            <text:p>5572666.20917158</text:p>
          </table:table-cell>
          <table:table-cell table:formula="of:=(2*[.B2])-(2*[.C2])" office:value-type="float" office:value="5572653.23407236" calcext:value-type="float">
            <text:p>5572653.23407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2532191.52007069" calcext:value-type="float">
            <text:p>-2532191.52007069</text:p>
          </table:table-cell>
          <table:table-cell office:value-type="float" office:value="2113650" calcext:value-type="float">
            <text:p>2113650</text:p>
          </table:table-cell>
          <table:table-cell table:formula="of:=-2*[.C3]+([.B3]*LOG([.D3]))" office:value-type="float" office:value="5064458.94053827" calcext:value-type="float">
            <text:p>5064458.94053827</text:p>
          </table:table-cell>
          <table:table-cell table:formula="of:=(2*[.B3])-(2*[.C3])" office:value-type="float" office:value="5064407.04014138" calcext:value-type="float">
            <text:p>5064407.04014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-2359306.61611855" calcext:value-type="float">
            <text:p>-2359306.61611855</text:p>
          </table:table-cell>
          <table:table-cell office:value-type="float" office:value="2113650" calcext:value-type="float">
            <text:p>2113650</text:p>
          </table:table-cell>
          <table:table-cell table:formula="of:=-2*[.C4]+([.B4]*LOG([.D4]))" office:value-type="float" office:value="4718916.83382465" calcext:value-type="float">
            <text:p>4718916.83382465</text:p>
          </table:table-cell>
          <table:table-cell table:formula="of:=(2*[.B4])-(2*[.C4])" office:value-type="float" office:value="4718709.2322371" calcext:value-type="float">
            <text:p>4718709.2322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44+48" office:value-type="float" office:value="192" calcext:value-type="float">
            <text:p>192</text:p>
          </table:table-cell>
          <table:table-cell office:value-type="float" office:value="-2285186.87366104" calcext:value-type="float">
            <text:p>-2285186.87366104</text:p>
          </table:table-cell>
          <table:table-cell office:value-type="float" office:value="2113650" calcext:value-type="float">
            <text:p>2113650</text:p>
          </table:table-cell>
          <table:table-cell table:formula="of:=-2*[.C5]+([.B5]*LOG([.D5]))" office:value-type="float" office:value="4571588.15367228" calcext:value-type="float">
            <text:p>4571588.15367228</text:p>
          </table:table-cell>
          <table:table-cell table:formula="of:=(2*[.B5])-(2*[.C5])" office:value-type="float" office:value="4570757.74732208" calcext:value-type="float">
            <text:p>4570757.747322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576+[.B5]" office:value-type="float" office:value="768" calcext:value-type="float">
            <text:p>768</text:p>
          </table:table-cell>
          <table:table-cell office:value-type="float" office:value="-2239984.82916516" calcext:value-type="float">
            <text:p>-2239984.82916516</text:p>
          </table:table-cell>
          <table:table-cell office:value-type="float" office:value="2113650" calcext:value-type="float">
            <text:p>2113650</text:p>
          </table:table-cell>
          <table:table-cell table:formula="of:=-2*[.C6]+([.B6]*LOG([.D6]))" office:value-type="float" office:value="4484827.28373112" calcext:value-type="float">
            <text:p>4484827.28373112</text:p>
          </table:table-cell>
          <table:table-cell table:formula="of:=(2*[.B6])-(2*[.C6])" office:value-type="float" office:value="4481505.65833032" calcext:value-type="float">
            <text:p>4481505.658330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304+[.B6]" office:value-type="float" office:value="3072" calcext:value-type="float">
            <text:p>3072</text:p>
          </table:table-cell>
          <table:table-cell office:value-type="float" office:value="-2220255.69352789" calcext:value-type="float">
            <text:p>-2220255.69352789</text:p>
          </table:table-cell>
          <table:table-cell office:value-type="float" office:value="2113650" calcext:value-type="float">
            <text:p>2113650</text:p>
          </table:table-cell>
          <table:table-cell table:formula="of:=-2*[.C7]+([.B7]*LOG([.D7]))" office:value-type="float" office:value="4459941.88865898" calcext:value-type="float">
            <text:p>4459941.88865898</text:p>
          </table:table-cell>
          <table:table-cell table:formula="of:=(2*[.B7])-(2*[.C7])" office:value-type="float" office:value="4446655.38705578" calcext:value-type="float">
            <text:p>4446655.387055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9216+[.B7]" office:value-type="float" office:value="12288" calcext:value-type="float">
            <text:p>12288</text:p>
          </table:table-cell>
          <table:table-cell office:value-type="float" office:value="-2206771.54606992" calcext:value-type="float">
            <text:p>-2206771.54606992</text:p>
          </table:table-cell>
          <table:table-cell office:value-type="float" office:value="2113650" calcext:value-type="float">
            <text:p>2113650</text:p>
          </table:table-cell>
          <table:table-cell table:formula="of:=-2*[.C8]+([.B8]*LOG([.D8]))" office:value-type="float" office:value="4491265.09855264" calcext:value-type="float">
            <text:p>4491265.09855264</text:p>
          </table:table-cell>
          <table:table-cell table:formula="of:=(2*[.B8])-(2*[.C8])" office:value-type="float" office:value="4438119.09213984" calcext:value-type="float">
            <text:p>4438119.092139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6864+[.B8]" office:value-type="float" office:value="49152" calcext:value-type="float">
            <text:p>49152</text:p>
          </table:table-cell>
          <table:table-cell office:value-type="float" office:value="-2183158.33762339" calcext:value-type="float">
            <text:p>-2183158.33762339</text:p>
          </table:table-cell>
          <table:table-cell office:value-type="float" office:value="2113650" calcext:value-type="float">
            <text:p>2113650</text:p>
          </table:table-cell>
          <table:table-cell table:formula="of:=-2*[.C9]+([.B9]*LOG([.D9]))" office:value-type="float" office:value="4677204.70089799" calcext:value-type="float">
            <text:p>4677204.70089799</text:p>
          </table:table-cell>
          <table:table-cell table:formula="of:=(2*[.B9])-(2*[.C9])" office:value-type="float" office:value="4464620.67524678" calcext:value-type="float">
            <text:p>4464620.675246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47456+[.B9]" office:value-type="float" office:value="196608" calcext:value-type="float">
            <text:p>196608</text:p>
          </table:table-cell>
          <table:table-cell office:value-type="float" office:value="-2098858.7807369" calcext:value-type="float">
            <text:p>-2098858.7807369</text:p>
          </table:table-cell>
          <table:table-cell office:value-type="float" office:value="2113650" calcext:value-type="float">
            <text:p>2113650</text:p>
          </table:table-cell>
          <table:table-cell table:formula="of:=-2*[.C10]+([.B10]*LOG([.D10]))" office:value-type="float" office:value="5441269.66407865" calcext:value-type="float">
            <text:p>5441269.66407865</text:p>
          </table:table-cell>
          <table:table-cell table:formula="of:=(2*[.B10])-(2*[.C10])" office:value-type="float" office:value="4590933.5614738" calcext:value-type="float">
            <text:p>4590933.56147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9824+[.B10]" office:value-type="float" office:value="786432" calcext:value-type="float">
            <text:p>786432</text:p>
          </table:table-cell>
          <table:table-cell office:value-type="float" office:value="-1812134.71357586" calcext:value-type="float">
            <text:p>-1812134.71357586</text:p>
          </table:table-cell>
          <table:table-cell office:value-type="float" office:value="2113650" calcext:value-type="float">
            <text:p>2113650</text:p>
          </table:table-cell>
          <table:table-cell table:formula="of:=-2*[.C11]+([.B11]*LOG([.D11]))" office:value-type="float" office:value="8598477.83757112" calcext:value-type="float">
            <text:p>8598477.83757112</text:p>
          </table:table-cell>
          <table:table-cell table:formula="of:=(2*[.B11])-(2*[.C11])" office:value-type="float" office:value="5197133.42715172" calcext:value-type="float">
            <text:p>5197133.427151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359296+[.B11]" office:value-type="float" office:value="3145728" calcext:value-type="float">
            <text:p>3145728</text:p>
          </table:table-cell>
          <table:table-cell office:value-type="float" office:value="-1209587.99262167" calcext:value-type="float">
            <text:p>-1209587.99262167</text:p>
          </table:table-cell>
          <table:table-cell office:value-type="float" office:value="2113650" calcext:value-type="float">
            <text:p>2113650</text:p>
          </table:table-cell>
          <table:table-cell table:formula="of:=-2*[.C12]+([.B12]*LOG([.D12]))" office:value-type="float" office:value="22316009.626921" calcext:value-type="float">
            <text:p>22316009.626921</text:p>
          </table:table-cell>
          <table:table-cell table:formula="of:=(2*[.B12])-(2*[.C12])" office:value-type="float" office:value="8710631.98524334" calcext:value-type="float">
            <text:p>8710631.985243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MIN([.E2:.E12])" office:value-type="float" office:value="4459941.88865898" calcext:value-type="float">
            <text:p>4459941.88865898</text:p>
          </table:table-cell>
          <table:table-cell table:formula="of:=MIN([.F2:.F12])" office:value-type="float" office:value="4438119.09213984" calcext:value-type="float">
            <text:p>4438119.0921398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3:35:24.564329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ingh </meta:initial-creator>
    <meta:creation-date>2017-02-24T16:12:12.169195548</meta:creation-date>
    <dc:date>2017-02-28T15:21:19.152871657</dc:date>
    <dc:creator>usingh </dc:creator>
    <meta:editing-duration>PT21H15M18S</meta:editing-duration>
    <meta:editing-cycles>2</meta:editing-cycles>
    <meta:generator>LibreOffice/5.0.6.2$Linux_X86_64 LibreOffice_project/00$Build-2</meta:generator>
    <meta:document-statistic meta:table-count="2" meta:cell-count="74" meta:object-count="0"/>
  </office:meta>
</office:document-meta>
</file>